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4666272165542968507" text:style-name="L1">
        <text:list-item>
          <text:p text:style-name="P3">Use unique names.</text:p>
        </text:list-item>
        <text:list-item>
          <text:p text:style-name="P3">Prevent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38532795"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38549944"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38533986"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38554943"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Inacceptable Comments</text:h>
      <text:p text:style-name="Text_20_body">[1, Chapter 4, Subchapter: Bad Comments]</text:p>
      <text:list xml:id="list38547226" text:continue-numbering="true" text:style-name="L1">
        <text:list-item>
          <text:p text:style-name="P2"><text:soft-page-break/>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38530930"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38533155"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3562493249422076612"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2" text:outline-level="2">Error Handling</text:h>
      <text:list xml:id="list8069665404634370940" text:style-name="L3">
        <text:list-item>
          <text:p text:style-name="P5">Use Exceptions rather than return codes</text:p>
        </text:list-item>
        <text:list-item>
          <text:p text:style-name="P5">Write your Try-Catch-Finally statement first</text:p>
        </text:list-item>
        <text:list-item>
          <text:p text:style-name="P5"><text:soft-page-break/>Use unchecked exceptions. Use checked exceptions only if you really must catch the exception.</text:p>
          <text:list>
            <text:list-item>
              <text:p text:style-name="P5">only relevant for Java?</text:p>
            </text:list-item>
          </text:list>
        </text:list-item>
        <text:list-item>
          <text:p text:style-name="P5">Provide context with Exceptions</text:p>
        </text:list-item>
        <text:list-item>
          <text:p text:style-name="P5">Define Exception Classes in Terms of a Caller's Needs</text:p>
          <text:list>
            <text:list-item>
              <text:p text:style-name="P5">Wrapping third-party APIs is a best practice</text:p>
            </text:list-item>
            <text:list-item>
              <text:p text:style-name="P5">Often a single exception class is fine for a particular area of code</text:p>
            </text:list-item>
          </text:list>
        </text:list-item>
        <text:list-item>
          <text:p text:style-name="P5">Consider the Special Case Pattern</text:p>
        </text:list-item>
        <text:list-item>
          <text:p text:style-name="P5">Don't return null</text:p>
        </text:list-item>
        <text:list-item>
          <text:p text:style-name="P5">Don't pass null</text:p>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6786630060647719573" text:style-name="L4">
        <text:list-item>
          <text:p text:style-name="P6">ISO/IEC 9126</text:p>
        </text:list-item>
        <text:list-item>
          <text:p text:style-name="P6"/>
        </text:list-item>
      </text:list>
      <text:p text:style-name="Text_20_body"/>
      <text:h text:style-name="Heading_20_1" text:outline-level="1"><text:soft-page-break/>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12M21S</meta:editing-duration>
    <meta:editing-cycles>97</meta:editing-cycles>
    <meta:generator>OpenOffice/4.1.6$Win32 OpenOffice.org_project/416m1$Build-9790</meta:generator>
    <dc:date>2019-10-01T18:33:22.27</dc:date>
    <meta:document-statistic meta:table-count="1" meta:image-count="0" meta:object-count="0" meta:page-count="6" meta:paragraph-count="161" meta:word-count="1224" meta:character-count="7656"/>
    <meta:user-defined meta:name="Info 1"/>
    <meta:user-defined meta:name="Info 2"/>
    <meta:user-defined meta:name="Info 3"/>
    <meta:user-defined meta:name="Info 4"/>
  </office:meta>
</office:document-meta>
</file>